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2.5791in"/>
    </style:style>
    <style:style style:name="TableColumn3" style:family="table-column">
      <style:table-column-properties style:column-width="0.0041in"/>
    </style:style>
    <style:style style:name="Table1" style:family="table" style:master-page-name="MP0">
      <style:table-properties style:width="12.5833in" fo:margin-left="0in" table:align="left"/>
    </style:style>
    <style:style style:name="TableRow4" style:family="table-row">
      <style:table-row-properties style:min-row-height="1.0416in"/>
    </style:style>
    <style:style style:name="TableCell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" style:parent-style-name="Normal" style:family="paragraph">
      <style:paragraph-properties fo:break-before="page" fo:text-align="center" fo:margin-bottom="0in" style:line-height-at-least="0.1875in" fo:margin-left="0.1666in">
        <style:tab-stops/>
      </style:paragraph-properties>
      <style:text-properties style:font-name="Roboto" style:font-name-asian="Times New Roman" style:font-name-complex="Times New Roman" fo:font-size="12pt" style:font-size-asian="12pt" style:font-size-complex="12pt" style:language-asian="en" style:country-asian="GB"/>
    </style:style>
    <style:style style:name="P7" style:parent-style-name="Normal" style:family="paragraph">
      <style:paragraph-properties fo:text-align="center" fo:margin-bottom="0in" style:line-height-at-least="0.1875in" fo:margin-left="0.1666in">
        <style:tab-stops/>
      </style:paragraph-properties>
    </style:style>
    <style:style style:name="T8" style:parent-style-name="DefaultParagraphFont" style:family="text">
      <style:text-properties style:font-name="Roboto" style:font-name-asian="Times New Roman" style:font-name-complex="Times New Roman" fo:font-size="12pt" style:font-size-asian="12pt" style:font-size-complex="12pt" style:language-asian="en" style:country-asian="GB"/>
    </style:style>
    <style:style style:name="TableColumn10" style:family="table-column">
      <style:table-column-properties style:column-width="11.6708in"/>
    </style:style>
    <style:style style:name="TableColumn11" style:family="table-column">
      <style:table-column-properties style:column-width="0.0041in"/>
    </style:style>
    <style:style style:name="Table9" style:family="table">
      <style:table-properties style:width="11.675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15" style:family="table-column">
      <style:table-column-properties style:column-width="11.6666in"/>
    </style:style>
    <style:style style:name="Table14" style:family="table">
      <style:table-properties style:width="11.6666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style:vertical-align="middle" fo:padding-top="0in" fo:padding-left="0in" fo:padding-bottom="0in" fo:padding-right="0in" fo:wrap-option="no-wrap"/>
    </style:style>
    <style:style style:name="P18" style:parent-style-name="Normal" style:family="paragraph">
      <style:paragraph-properties fo:margin-bottom="0in" style:line-height-at-least="0.2083in"/>
      <style:text-properties style:font-name="Roboto" style:font-name-asian="Times New Roman" style:font-name-complex="Times New Roman" fo:font-size="12pt" style:font-size-asian="12pt" style:font-size-complex="12pt" style:language-asian="en" style:country-asian="GB"/>
    </style:style>
    <style:style style:name="P19" style:parent-style-name="Normal" style:family="paragraph">
      <style:paragraph-properties style:vertical-align="top" fo:margin-bottom="0in" style:line-height-at-least="0.2083in"/>
    </style:style>
    <style:style style:name="T20" style:parent-style-name="DefaultParagraphFont" style:family="text">
      <style:text-properties style:font-name="Roboto" style:font-name-asian="Times New Roman" style:font-name-complex="Times New Roman" fo:font-size="12pt" style:font-size-asian="12pt" style:font-size-complex="12pt" style:language-asian="en" style:country-asian="GB"/>
    </style:style>
    <style:style style:name="P21" style:parent-style-name="Normal" style:family="paragraph">
      <style:paragraph-properties fo:margin-bottom="0in" fo:line-height="100%"/>
      <style:text-properties style:font-name="Roboto" style:font-name-asian="Times New Roman" style:font-name-complex="Times New Roman" fo:font-size="12pt" style:font-size-asian="12pt" style:font-size-complex="12pt" style:language-asian="en" style:country-asian="GB"/>
    </style:style>
    <style:style style:name="P22" style:parent-style-name="Normal" style:family="paragraph">
      <style:paragraph-properties fo:margin-bottom="0in" fo:line-height="100%"/>
      <style:text-properties style:font-name="Roboto" style:font-name-asian="Times New Roman" style:font-name-complex="Times New Roman" fo:color="#444444" fo:font-size="12pt" style:font-size-asian="12pt" style:font-size-complex="12pt" style:language-asian="en" style:country-asian="GB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1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2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P3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 style:language-asian="en" style:country-asian="GB"/>
    </style:style>
    <style:style style:name="TableColumn345" style:family="table-column">
      <style:table-column-properties style:column-width="0.4583in"/>
    </style:style>
    <style:style style:name="TableColumn346" style:family="table-column">
      <style:table-column-properties style:column-width="11.6666in"/>
    </style:style>
    <style:style style:name="Table344" style:family="table">
      <style:table-properties style:width="12.125in" fo:margin-left="0in" table:align="left"/>
    </style:style>
    <style:style style:name="TableRow347" style:family="table-row">
      <style:table-row-properties/>
    </style:style>
    <style:style style:name="TableCell348" style:family="table-cell">
      <style:table-cell-properties fo:border="none" style:writing-mode="lr-tb" fo:padding-top="0in" fo:padding-left="0.1666in" fo:padding-bottom="0in" fo:padding-right="0.1666in"/>
    </style:style>
    <style:style style:name="P349" style:parent-style-name="Normal" style:family="paragraph">
      <style:paragraph-properties fo:margin-bottom="0in" fo:line-height="100%"/>
      <style:text-properties style:font-name="Roboto" style:font-name-asian="Times New Roman" style:font-name-complex="Times New Roman" fo:font-size="12pt" style:font-size-asian="12pt" style:font-size-complex="12pt" style:language-asian="en" style:country-asian="GB"/>
    </style:style>
    <style:style style:name="TableCell3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51" style:parent-style-name="Normal" style:family="paragraph">
      <style:paragraph-properties fo:margin-bottom="0in" style:line-height-at-least="0.2083in" fo:background-color="#FFFFFF"/>
      <style:text-properties style:font-name="Roboto" style:font-name-asian="Times New Roman" style:font-name-complex="Times New Roman" fo:color="#222222" fo:font-size="12pt" style:font-size-asian="12pt" style:font-size-complex="12pt" style:language-asian="en" style:country-asian="GB"/>
    </style:style>
    <style:style style:name="P352" style:parent-style-name="Normal" style:family="paragraph">
      <style:paragraph-properties fo:margin-bottom="0in" fo:line-height="100%"/>
    </style:style>
    <style:style style:name="P353" style:parent-style-name="Normal" style:family="paragraph">
      <style:paragraph-properties fo:line-height="100%"/>
    </style:style>
    <style:style style:name="TableCell35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355" style:parent-style-name="Normal" style:family="paragraph">
      <style:paragraph-properties fo:margin-bottom="0in" fo:line-height="100%"/>
      <style:text-properties style:font-name="Roboto" style:font-name-asian="Times New Roman" style:font-name-complex="Times New Roman" fo:font-size="12pt" style:font-size-asian="12pt" style:font-size-complex="12pt" style:language-asian="en" style:country-asian="G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<draw:frame draw:style-name="a0" draw:name="Picture 6" text:anchor-type="as-char" svg:x="0in" svg:y="0in" svg:width="0.00833in" svg:height="0.00833in" style:rel-width="scale" style:rel-height="scale"><draw:image xlink:href="media/image1.gif" xlink:type="simple" xlink:show="embed" xlink:actuate="onLoad"/><svg:title/><svg:desc>In new window</svg:desc></draw:frame></text:span></text:p>
            <table:table table:style-name="Table9">
              <table:table-columns>
                <table:table-column table:style-name="TableColumn10"/>
                <table:table-column table:style-name="TableColumn11"/>
              </table:table-columns>
              <table:table-row table:style-name="TableRow12">
                <table:table-cell table:style-name="TableCell13">
                  <table:table table:style-name="Table14">
                    <table:table-columns>
                      <table:table-column table:style-name="TableColumn15"/>
                    </table:table-columns>
                    <table:table-row table:style-name="TableRow16">
                      <table:table-cell table:style-name="TableCell17">
                        <text:p text:style-name="P18"/>
                        <text:p text:style-name="P19"><text:span text:style-name="T20"><draw:frame draw:style-name="a1" draw:name="Picture 2" text:anchor-type="as-char" svg:x="0in" svg:y="0in" svg:width="0.00833in" svg:height="0.00833in" style:rel-width="scale" style:rel-height="scale"><draw:image xlink:href="media/image1.gif" xlink:type="simple" xlink:show="embed" xlink:actuate="onLoad"/><svg:title/><svg:desc/></draw:frame></text:span></text:p>
                      </table:table-cell>
                    </table:table-row>
                  </table:table>
                  <text:p text:style-name="P21"/>
                </table:table-cell>
                <table:covered-table-cell>
                  <text:p text:style-name="P22"/>
                </table:covered-table-cell>
              </table:table-row>
            </table:table>
            <text:p text:style-name="P23"><text:s text:c="36"/></text:p>
            <text:p text:style-name="P24"><text:s/>Core Python</text:p>
            <text:p text:style-name="P25"/>
            <text:p text:style-name="P26">1. Origin of Python</text:p>
            <text:p text:style-name="P27"/>
            <text:p text:style-name="P28">2. Introduction to Python and what is a Python</text:p>
            <text:p text:style-name="P29"/>
            <text:p text:style-name="P30">3. What can we do by using Python</text:p>
            <text:p text:style-name="P31"/>
            <text:p text:style-name="P32">4. Features and versions of Python</text:p>
            <text:p text:style-name="P33"/>
            <text:p text:style-name="P34">5. Different languages used to develop Python</text:p>
            <text:p text:style-name="P35"/>
            <text:p text:style-name="P36">6. Interactive mode and Script mode</text:p>
            <text:p text:style-name="P37"/>
            <text:p text:style-name="P38">7. Interpreter vs Compiler</text:p>
            <text:p text:style-name="P39"/>
            <text:p text:style-name="P40">8. Scripting vs Programming Languages</text:p>
            <text:p text:style-name="P41"/>
            <text:p text:style-name="P42">9. Reasons to learn or work Python</text:p>
            <text:p text:style-name="P43"/>
            <text:p text:style-name="P44">10. Python Indentation</text:p>
            <text:p text:style-name="P45"/>
            <text:p text:style-name="P46">11. Comments and Quotations</text:p>
            <text:p text:style-name="P47"/>
            <text:p text:style-name="P48">12. Python Identifiers and Keywords</text:p>
            <text:p text:style-name="P49"/>
            <text:p text:style-name="P50">13. Variables</text:p>
            <text:p text:style-name="P51"/>
            <text:p text:style-name="P52">a. Assigning values to variables in different ways</text:p>
            <text:p text:style-name="P53">b. Print(), type() and id()</text:p>
            <text:p text:style-name="P54"/>
            <text:p text:style-name="P55">14. Reading data from user</text:p>
            <text:p text:style-name="P56"/>
            <text:p text:style-name="P57">15. Working with input function</text:p>
            <text:p text:style-name="P58"/>
            <text:p text:style-name="P59">16. Python data types</text:p>
            <text:p text:style-name="P60"/>
            <text:p text:style-name="P61">17. Type conversions and eval()</text:p>
            <text:p text:style-name="P62"/>
            <text:p text:style-name="P63">Assignment - 1</text:p>
            <text:p text:style-name="P64"/>
            <text:p text:style-name="P65">18. Introduction to Data Structures</text:p>
            <text:p text:style-name="P66"/>
            <text:p text:style-name="P67">19. Stringdata Structure</text:p>
            <text:p text:style-name="P68"/>
            <text:p text:style-name="P69">a. Different ways to create a string</text:p>
            <text:p text:style-name="P70">b. String indexing and string slicing</text:p>
            <text:p text:style-name="P71">c. string concatenation and string multiplication</text:p>
            <text:p text:style-name="P72">d. string unpacking</text:p>
            <text:p text:style-name="P73">e. splitting the data in different parts as per user</text:p>
            <text:p text:style-name="P74">f. capitalize() and tittle() and split()</text:p>
            <text:p text:style-name="P75">g. del, count(), find(), swapcase()</text:p>
            <text:p text:style-name="P76">h. reverse(),replace() and sort()</text:p>
            <text:p text:style-name="P77">i. string immutable</text:p>
            <text:p text:style-name="P78"/>
            <text:soft-page-break/>
            <text:p text:style-name="P79">20. List Data Structure:</text:p>
            <text:p text:style-name="P80"/>
            <text:p text:style-name="P81">a. different ways to create a list</text:p>
            <text:p text:style-name="P82">b. creating and working with homogeneous lists</text:p>
            <text:p text:style-name="P83">c. creating an working with heterogeneous lists</text:p>
            <text:p text:style-name="P84">d. list indexing and list slicing</text:p>
            <text:p text:style-name="P85">e. list concatenation and list multiplication</text:p>
            <text:p text:style-name="P86">f. generating list by using range function</text:p>
            <text:p text:style-name="P87">g. list unpacking and list mutable</text:p>
            <text:p text:style-name="P88">h. creating nested lists and indexing nested lists</text:p>
            <text:p text:style-name="P89">i. python range() and xrange() functions</text:p>
            <text:p text:style-name="P90">j. python insert, append andextend</text:p>
            <text:p text:style-name="P91">k. remove, pop and clear</text:p>
            <text:p text:style-name="P92">l. python list ascending and descending</text:p>
            <text:p text:style-name="P93">m. converting given string data structure into list</text:p>
            <text:p text:style-name="P94">n. converting given list data structure into string</text:p>
            <text:p text:style-name="P95">o. creating list from user values</text:p>
            <text:p text:style-name="P96"/>
            <text:p text:style-name="P97">21. Tuple Data Structure</text:p>
            <text:p text:style-name="P98"/>
            <text:p text:style-name="P99">a. creating a tuple in different ways</text:p>
            <text:p text:style-name="P100">b. creating and working with homogeneous tuple</text:p>
            <text:p text:style-name="P101">c. creating and working with heterogeneous tuple</text:p>
            <text:p text:style-name="P102">d. tuple indexing and tuple slicing</text:p>
            <text:p text:style-name="P103">e. tuple concatenation and tuple multiplication</text:p>
            <text:p text:style-name="P104">f. tuple unpacking and tuple immutable</text:p>
            <text:p text:style-name="P105">g. all, any, len and sort</text:p>
            <text:p text:style-name="P106">h. del keyword</text:p>
            <text:p text:style-name="P107">i. python tuple ascending and descending</text:p>
            <text:p text:style-name="P108">j. creating and working with nested tuples</text:p>
            <text:p text:style-name="P109">k. Conversions:</text:p>
            <text:p text:style-name="P110">i. converting given string data structure into tuple</text:p>
            <text:p text:style-name="P111">ii. converting given list data structure into tuple</text:p>
            <text:p text:style-name="P112">iii. converting given tuple data structure into string</text:p>
            <text:p text:style-name="P113">iv. converting given tuple data structure into list</text:p>
            <text:p text:style-name="P114">l. advantages of tuple over list data structure</text:p>
            <text:p text:style-name="P115"/>
            <text:p text:style-name="P116">22. Set Data Structure</text:p>
            <text:p text:style-name="P117"/>
            <text:p text:style-name="P118">a. Creating and working with set data structure in different ways</text:p>
            <text:p text:style-name="P119">b. Normal sets and frozen sets</text:p>
            <text:p text:style-name="P120">c. Set mutable and unpacking set data structure</text:p>
            <text:p text:style-name="P121">d. Creating and working with sets with homogeneous elements</text:p>
            <text:p text:style-name="P122">e. Creating and working with sets with heterogeneous elements</text:p>
            <text:p text:style-name="P123">f. Creating empty sets and modifying the empty sets</text:p>
            <text:p text:style-name="P124">g. Why sets not support indexing and slicing</text:p>
            <text:p text:style-name="P125">h. Add, remove and discard the elements to set data structure</text:p>
            <text:p text:style-name="P126">i. Issubset, issuperset and isdisjoint</text:p>
            <text:p text:style-name="P127">j. Union, intersection and defference</text:p>
            <text:p text:style-name="P128">k. Intersection_update and defference_update</text:p>
            <text:p text:style-name="P129">l. Symmetric_difference and symmetric_difference_update</text:p>
            <text:p text:style-name="P130">m. Conversions:</text:p>
            <text:p text:style-name="P131">i. Converting given string data structure into set</text:p>
            <text:p text:style-name="P132">ii. Converting given list data structure into set</text:p>
            <text:p text:style-name="P133">iii. Converting given tuple data structure into set</text:p>
            <text:p text:style-name="P134">iv. Converting given set data structure into string</text:p>
            <text:p text:style-name="P135">v. Converting given set data structure into list</text:p>
            <text:p text:style-name="P136">vi. Converting given set data structure into tuple</text:p>
            <text:p text:style-name="P137"/>
            <text:p text:style-name="P138">23. Dictionary Data Structure</text:p>
            <text:p text:style-name="P139"/>
            <text:soft-page-break/>
            <text:p text:style-name="P140">a. Creating and working with dictionary data structure in different ways</text:p>
            <text:p text:style-name="P141">b. Creating empty dictionary and working with empty dictionary</text:p>
            <text:p text:style-name="P142">c. Working with key and value pairs</text:p>
            <text:p text:style-name="P143">d. Dictionary mutable and unpacking dictionary</text:p>
            <text:p text:style-name="P144">e. Adding and deleting key and value pairs to the existing data structure</text:p>
            <text:p text:style-name="P145">f. Difference between pop and popitem operations</text:p>
            <text:p text:style-name="P146">g. Extracting only keys from the existing data structure</text:p>
            <text:p text:style-name="P147">h. Extracting only values from the existing data structure</text:p>
            <text:p text:style-name="P148">i. Clear and pop methods</text:p>
            <text:p text:style-name="P149">j. Del keyword and pop method</text:p>
            <text:p text:style-name="P150">k. Creating a dictionary from existing another data structure like tuple</text:p>
            <text:p text:style-name="P151">l. FAQs on all Data Structures</text:p>
            <text:p text:style-name="P152"/>
            <text:p text:style-name="P153">Assignment â€“ 2</text:p>
            <text:p text:style-name="P154"/>
            <text:p text:style-name="P155">24. Operators</text:p>
            <text:p text:style-name="P156"/>
            <text:p text:style-name="P157">a. Arithmetic operators</text:p>
            <text:p text:style-name="P158">b. Logical operators</text:p>
            <text:p text:style-name="P159">c. Assignment operators</text:p>
            <text:p text:style-name="P160">d. Comparison operators</text:p>
            <text:p text:style-name="P161">e. Bitwise operators</text:p>
            <text:p text:style-name="P162">f. Identity operators</text:p>
            <text:p text:style-name="P163">g. Membership operators</text:p>
            <text:p text:style-name="P164"/>
            <text:p text:style-name="P165">25. Python Functions and Arguments</text:p>
            <text:p text:style-name="P166"/>
            <text:p text:style-name="P167">a. Defining functions and working with functions</text:p>
            <text:p text:style-name="P168">b. Using def keyword for functions</text:p>
            <text:p text:style-name="P169">c. Called functions and function definition and calling functions</text:p>
            <text:p text:style-name="P170">d. Formal arguments and actual arguments</text:p>
            <text:p text:style-name="P171">e. Working with named arguments and keyword arguments</text:p>
            <text:p text:style-name="P172">f. Default arguments and positional arguments</text:p>
            <text:p text:style-name="P173">g. Working with default arguments and normal arguments</text:p>
            <text:p text:style-name="P174">h. *args and **kwargs arguments</text:p>
            <text:p text:style-name="P175">i. Argument unpacking</text:p>
            <text:p text:style-name="P176">j. Variable length arguments</text:p>
            <text:p text:style-name="P177">k. Using data structures to function definitions</text:p>
            <text:p text:style-name="P178">l. Nested functions</text:p>
            <text:p text:style-name="P179">m. Dir() and Format() functions</text:p>
            <text:p text:style-name="P180">n. Enumerate function</text:p>
            <text:p text:style-name="P181">o. FAQs on functions and Arguments</text:p>
            <text:p text:style-name="P182"/>
            <text:p text:style-name="P183">26. Lambda Functions</text:p>
            <text:p text:style-name="P184"/>
            <text:p text:style-name="P185">a. Creating functions by using lambda keyword</text:p>
            <text:p text:style-name="P186">b. Difference between def and lambda functions</text:p>
            <text:p text:style-name="P187">c. Working with filter functions</text:p>
            <text:p text:style-name="P188">d. Working with map functions</text:p>
            <text:p text:style-name="P189">e. Working with reduce functions</text:p>
            <text:p text:style-name="P190"/>
            <text:p text:style-name="P191">27. Control Statements</text:p>
            <text:p text:style-name="P192"/>
            <text:p text:style-name="P193">a. Simple If statement</text:p>
            <text:p text:style-name="P194">b. If else statement</text:p>
            <text:p text:style-name="P195">c. Elif statement</text:p>
            <text:p text:style-name="P196">d. Nested if statement</text:p>
            <text:p text:style-name="P197">e. Membership test for string</text:p>
            <text:p text:style-name="P198">f. Membership test for tuple</text:p>
            <text:p text:style-name="P199">g. Membership test for list</text:p>
            <text:p text:style-name="P200">h. Membership test for set</text:p>
            <text:soft-page-break/>
            <text:p text:style-name="P201">i. Membership test for dictionary</text:p>
            <text:p text:style-name="P202">j. FAQs on control statements</text:p>
            <text:p text:style-name="P203"/>
            <text:p text:style-name="P204">28. Loopings</text:p>
            <text:p text:style-name="P205"/>
            <text:p text:style-name="P206">a. For loop</text:p>
            <text:p text:style-name="P207">b. While loop</text:p>
            <text:p text:style-name="P208">c. Pass, continue and break statements</text:p>
            <text:p text:style-name="P209">d. Iterating over list, tuple, set and dictionary</text:p>
            <text:p text:style-name="P210"/>
            <text:p text:style-name="P211">29. Advanced Concepts on Data Structures</text:p>
            <text:p text:style-name="P212"/>
            <text:p text:style-name="P213">a. List comprehension</text:p>
            <text:p text:style-name="P214">b. Dictionary comprehension</text:p>
            <text:p text:style-name="P215">c. Nested data structures</text:p>
            <text:p text:style-name="P216"/>
            <text:p text:style-name="P217">Assignment â€“ 3</text:p>
            <text:p text:style-name="P218"/>
            <text:p text:style-name="P219">Advanced Python</text:p>
            <text:p text:style-name="P220"/>
            <text:p text:style-name="P221">30. File Handling</text:p>
            <text:p text:style-name="P222"/>
            <text:p text:style-name="P223">a. Creating a file in a directory</text:p>
            <text:p text:style-name="P224">b. Open the file in the python</text:p>
            <text:p text:style-name="P225">c. Different ways to open the file in Python</text:p>
            <text:p text:style-name="P226">d. Writing to the file</text:p>
            <text:p text:style-name="P227">e. Appending the data to the existing file</text:p>
            <text:p text:style-name="P228">f. Modes of operations</text:p>
            <text:p text:style-name="P229">g. Seek and tell methods</text:p>
            <text:p text:style-name="P230">h. Readline and readlines</text:p>
            <text:p text:style-name="P231">i. Working with words and characters in the file</text:p>
            <text:p text:style-name="P232">j. Real-time scenarios on files</text:p>
            <text:p text:style-name="P233">k. Interview based questions on the file</text:p>
            <text:p text:style-name="P234"/>
            <text:p text:style-name="P235">31. OOPS Concepts</text:p>
            <text:p text:style-name="P236"/>
            <text:p text:style-name="P237">a. Class and object</text:p>
            <text:p text:style-name="P238">b. Class variables and instance variables</text:p>
            <text:p text:style-name="P239">c. Constructor</text:p>
            <text:p text:style-name="P240">d. Data hiding</text:p>
            <text:p text:style-name="P241">e. Method overloading and overriding</text:p>
            <text:p text:style-name="P242">f. Abstraction</text:p>
            <text:p text:style-name="P243">g. Inheritance</text:p>
            <text:p text:style-name="P244">h. Polymorphism</text:p>
            <text:p text:style-name="P245">i. Encapsulation</text:p>
            <text:p text:style-name="P246"/>
            <text:p text:style-name="P247">32. Modules</text:p>
            <text:p text:style-name="P248"/>
            <text:p text:style-name="P249">a. What is module and purpose of modules</text:p>
            <text:p text:style-name="P250">b. Different types of modules</text:p>
            <text:p text:style-name="P251">c. Different ways to import modules</text:p>
            <text:p text:style-name="P252">d. Standard modules and user modules</text:p>
            <text:p text:style-name="P253">e. From â€¦ import *</text:p>
            <text:p text:style-name="P254">f. Creating own modules</text:p>
            <text:p text:style-name="P255">g. Using modules in other modules</text:p>
            <text:p text:style-name="P256">h. Working with some standard modules</text:p>
            <text:p text:style-name="P257">i. MATH, DATETIME, CALENDAR, SYS, OS Modules</text:p>
            <text:p text:style-name="P258"/>
            <text:p text:style-name="P259">33. Exception Handling in Python</text:p>
            <text:p text:style-name="P260"/>
            <text:p text:style-name="P261">a. What is an exception</text:p>
            <text:soft-page-break/>
            <text:p text:style-name="P262">b. Handling exceptions</text:p>
            <text:p text:style-name="P263">c. Try and except block</text:p>
            <text:p text:style-name="P264">d. Handling multiple exceptions using multiple excepts</text:p>
            <text:p text:style-name="P265">e. Handling multiple exceptions using single except</text:p>
            <text:p text:style-name="P266">f. Working with default except</text:p>
            <text:p text:style-name="P267">g. Handling exceptions with else and finally blocks</text:p>
            <text:p text:style-name="P268">h. Using assert for handling exceptions</text:p>
            <text:p text:style-name="P269"/>
            <text:p text:style-name="P270">34. Logging in python</text:p>
            <text:p text:style-name="P271"/>
            <text:p text:style-name="P272">a. What is logging and purpose of logging</text:p>
            <text:p text:style-name="P273">b. Creating a log file</text:p>
            <text:p text:style-name="P274">c. Storing runtime events in log file</text:p>
            <text:p text:style-name="P275">d. Different modes to store the data in log file</text:p>
            <text:p text:style-name="P276">e. DEBUG, INFO, WARNING, ERROR, CRITICAL</text:p>
            <text:p text:style-name="P277"/>
            <text:p text:style-name="P278">35. Iterators, generators and decorators</text:p>
            <text:p text:style-name="P279"/>
            <text:p text:style-name="P280">a. Working with yield keyword</text:p>
            <text:p text:style-name="P281">b. Difference between yield and return</text:p>
            <text:p text:style-name="P282">c. Decorating a function with another function</text:p>
            <text:p text:style-name="P283"/>
            <text:p text:style-name="P284">36. Unit Testing in Python</text:p>
            <text:p text:style-name="P285"/>
            <text:p text:style-name="P286">a. Importing unittest module</text:p>
            <text:p text:style-name="P287">b. Calling all unit test cases</text:p>
            <text:p text:style-name="P288">c. Calling specific unit test case</text:p>
            <text:p text:style-name="P289">d. assertEqual, assertTrue and assertFalse</text:p>
            <text:p text:style-name="P290"/>
            <text:p text:style-name="P291">37. Regular Expressions</text:p>
            <text:p text:style-name="P292"/>
            <text:p text:style-name="P293">a. Basics of regular expressions</text:p>
            <text:p text:style-name="P294">b. Findall function</text:p>
            <text:p text:style-name="P295">c. Search function</text:p>
            <text:p text:style-name="P296">d. Match methods</text:p>
            <text:p text:style-name="P297">i. Group</text:p>
            <text:p text:style-name="P298">ii. Groups</text:p>
            <text:p text:style-name="P299">e. Matching and searching</text:p>
            <text:p text:style-name="P300">f. Compile and sub functions</text:p>
            <text:p text:style-name="P301">g. Mobile numbers verifications</text:p>
            <text:p text:style-name="P302">h. Email ids verifications</text:p>
            <text:p text:style-name="P303">i. Web scrapping</text:p>
            <text:p text:style-name="P304"/>
            <text:p text:style-name="P305">38. Command Line Arguments</text:p>
            <text:p text:style-name="P306"/>
            <text:p text:style-name="P307">a. Reading command line arguments</text:p>
            <text:p text:style-name="P308">b. Using command line arguments</text:p>
            <text:p text:style-name="P309"/>
            <text:p text:style-name="P310">39. Working with Database Connection</text:p>
            <text:p text:style-name="P311"/>
            <text:p text:style-name="P312">a. Connecting to database from Python application</text:p>
            <text:p text:style-name="P313">b. Creating connection to the database from Python application</text:p>
            <text:p text:style-name="P314">c. Creating database and tables from Python applications to the database</text:p>
            <text:p text:style-name="P315">d. Fetching data and updating data in the entities.</text:p>
            <text:p text:style-name="P316">e. Using cursor to execute SQL command in Python application</text:p>
            <text:p text:style-name="P317">f. Using Fetchall and Fetchone methods</text:p>
            <text:p text:style-name="P318"/>
            <text:p text:style-name="P319">Assignment - 4</text:p>
            <text:p text:style-name="P320"/>
            <text:p text:style-name="P321">Advanced Concepts to Python</text:p>
            <text:p text:style-name="P322"/>
            <text:soft-page-break/>
            <text:p text:style-name="P323">40. Introduction to Django framework</text:p>
            <text:p text:style-name="P324"/>
            <text:p text:style-name="P325">a. Introduction to Django framework</text:p>
            <text:p text:style-name="P326">b. Creating a project and application</text:p>
            <text:p text:style-name="P327">c. Urls, models, templates and views files,</text:p>
            <text:p text:style-name="P328">d. Introduction to web development</text:p>
            <text:p text:style-name="P329">e. Introduction to Pycharm</text:p>
            <text:p text:style-name="P330"/>
            <text:p text:style-name="P331">41. Numpy</text:p>
            <text:p text:style-name="P332"/>
            <text:p text:style-name="P333">a. Main advantages of Numpy arrays over Python lists</text:p>
            <text:p text:style-name="P334">b. Creating normal arrays</text:p>
            <text:p text:style-name="P335">c. Creating multi-dimensional arrays</text:p>
            <text:p text:style-name="P336">d. Creating float type arrays, complex type arrays</text:p>
            <text:p text:style-name="P337">e. Creating arrays with placeholders</text:p>
            <text:p text:style-name="P338">f. Reshaping existing arrays</text:p>
            <text:p text:style-name="P339">g. Creating linspace arrays</text:p>
            <text:p text:style-name="P340"/>
            <text:p text:style-name="P341">42. Scipy</text:p>
            <text:p text:style-name="P342"/>
            <text:p text:style-name="P343">a. Introduction to Scipy <text:s text:c="25"/></text:p>
            <table:table table:style-name="Table344">
              <table:table-columns>
                <table:table-column table:style-name="TableColumn345"/>
                <table:table-column table:style-name="TableColumn346"/>
              </table:table-columns>
              <table:table-row table:style-name="TableRow347">
                <table:table-cell table:style-name="TableCell348">
                  <text:p text:style-name="P349"/>
                </table:table-cell>
                <table:table-cell table:style-name="TableCell350">
                  <text:p text:style-name="P351"/>
                </table:table-cell>
              </table:table-row>
            </table:table>
            <text:p text:style-name="P352"><text:a xlink:href="https://drive.google.com/u/0/settings/storage?hl=en&amp;utm_medium=web&amp;utm_source=gmail&amp;utm_campaign=storage_meter&amp;utm_content=storage_normal" office:target-frame-name="_blank" xlink:show="new"/></text:p>
            <text:p text:style-name="P353"/>
          </table:table-cell>
          <table:table-cell table:style-name="TableCell354">
            <text:p text:style-name="P35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GB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en" style:country-asian="GB"/>
    </style:style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GB" fo:hyphenate="false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en" style:country-asian="GB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u" style:display-name="nu" style:family="text" style:parent-style-name="DefaultParagraphFont"/>
    <style:style style:name="cj" style:display-name="cj" style:family="text" style:parent-style-name="DefaultParagraphFont"/>
    <style:style style:name="ait" style:display-name="ait" style:family="text" style:parent-style-name="DefaultParagraphFont"/>
    <style:style style:name="aav" style:display-name="aav" style:family="text" style:parent-style-name="DefaultParagraphFont"/>
    <style:style style:name="adl" style:display-name="adl" style:family="text" style:parent-style-name="DefaultParagraphFont"/>
    <style:style style:name="ts" style:display-name="ts" style:family="text" style:parent-style-name="DefaultParagraphFont"/>
    <style:style style:name="qu" style:display-name="qu" style:family="text" style:parent-style-name="DefaultParagraphFont"/>
    <style:style style:name="gd" style:display-name="gd" style:family="text" style:parent-style-name="DefaultParagraphFont"/>
    <style:style style:name="go" style:display-name="go" style:family="text" style:parent-style-name="DefaultParagraphFont"/>
    <style:style style:name="g3" style:display-name="g3" style:family="text" style:parent-style-name="DefaultParagraphFont"/>
    <style:style style:name="hb" style:display-name="hb" style:family="text" style:parent-style-name="DefaultParagraphFont"/>
    <style:style style:name="g2" style:display-name="g2" style:family="text" style:parent-style-name="DefaultParagraphFon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ams" style:display-name="ams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loni Agarwal</meta:initial-creator>
    <dc:creator>Miloni Agarwal</dc:creator>
    <meta:creation-date>2022-10-01T16:25:00Z</meta:creation-date>
    <dc:date>2022-10-01T16:27:00Z</dc:date>
    <meta:template xlink:href="Normal" xlink:type="simple"/>
    <meta:editing-cycles>2</meta:editing-cycles>
    <meta:editing-duration>PT120S</meta:editing-duration>
    <meta:document-statistic meta:page-count="6" meta:paragraph-count="17" meta:word-count="1334" meta:character-count="8927" meta:row-count="63" meta:non-whitespace-character-count="7610"/>
  </office:meta>
</office:document-meta>
</file>